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" style:font-name-asian="Times" style:font-name-complex="Times" style:font-family-generic="roman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5.37104166666667cm"/>
    </style:style>
    <style:style style:name="co7" style:family="table-column">
      <style:table-column-properties fo:break-before="auto" style:column-width="4.70958333333333cm"/>
    </style:style>
    <style:style style:name="co8" style:family="table-column">
      <style:table-column-properties fo:break-before="auto" style:column-width="20.6904166666667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Nom, Prénom</text:p>
          </table:table-cell>
          <table:table-cell office:value-type="string" table:style-name="ce1">
            <text:p>date de naissance</text:p>
          </table:table-cell>
          <table:table-cell office:value-type="string" table:style-name="ce1">
            <text:p>Date de mort</text:p>
          </table:table-cell>
          <table:table-cell office:value-type="string" table:style-name="ce1">
            <text:p>Titre / statut / reconnaissance</text:p>
          </table:table-cell>
          <table:table-cell office:value-type="string" table:style-name="ce1">
            <text:p>info mort*</text:p>
          </table:table-cell>
          <table:table-cell office:value-type="string" table:style-name="ce1">
            <text:p>origine (département)</text:p>
          </table:table-cell>
          <table:table-cell office:value-type="string" table:style-name="ce1">
            <text:p>bataille ou campagne (ville)</text:p>
          </table:table-cell>
          <table:table-cell office:value-type="string" table:style-name="ce1">
            <text:p>iconographie</text:p>
          </table:table-cell>
          <table:table-cell office:value-type="string" table:style-name="ce1">
            <text:p>trahis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oy, Maximilien Sébastien </text:p>
          </table:table-cell>
          <table:table-cell office:value-type="float" office:value="1775" table:style-name="ce1">
            <text:p>1775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Ham (Aisne)</text:p>
          </table:table-cell>
          <table:table-cell office:value-type="string" table:style-name="ce1">
            <text:p>? Fort</text:p>
          </table:table-cell>
          <table:table-cell office:value-type="string" table:style-name="ce1">
            <text:p>artillerie (général d'artillerie), tient un document roulé (trop petit pour carte?), pointe le canon. (grand officier légion d'honneur)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y, Michel</text:p>
          </table:table-cell>
          <table:table-cell office:value-type="float" office:value="1769" table:style-name="ce1">
            <text:p>1769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Exécuté après Waterloo</text:p>
          </table:table-cell>
          <table:table-cell office:value-type="string" table:style-name="ce1">
            <text:p>Sarrelouis (Bas-Rhin/Moiselle?)</text:p>
          </table:table-cell>
          <table:table-cell office:value-type="string" table:style-name="ce1">
            <text:p>Russie (retraite, arrière-garde)</text:p>
          </table:table-cell>
          <table:table-cell office:value-type="string" table:style-name="ce1">
            <text:p>général de cavalerie, grand-croix légion d'honneur. Neige au sol, empreintes de pas? Charrette, soldats, manteau sur son uniforme.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nnes, Jean</text:p>
          </table:table-cell>
          <table:table-cell office:value-type="float" office:value="1769" table:style-name="ce1">
            <text:p>1769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à la bataille d'Essling</text:p>
          </table:table-cell>
          <table:table-cell office:value-type="string" table:style-name="ce1">
            <text:p>Lectoure (Ger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Bâton de maréchal, grand croix légion d'honneur, un cadavre, soldats à l'arrière-plan, genre de traineau, [débris de canon]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POLÉ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 Beauharnais, Eugène</text:p>
          </table:table-cell>
          <table:table-cell office:value-type="float" office:value="1781" table:style-name="ce1">
            <text:p>1781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général de brigade, beau-fils de Napoléon, fils adoptif (fils de Joséphine), vice-roi d'Italie</text:p>
          </table:table-cell>
          <table:table-cell table:style-name="ce1"/>
          <table:table-cell office:value-type="string" table:style-name="ce1">
            <text:p>Paris</text:p>
          </table:table-cell>
          <table:table-cell office:value-type="string" table:style-name="ce1">
            <text:p>Russie, retraite (Kalouga)</text:p>
          </table:table-cell>
          <table:table-cell office:value-type="string" table:style-name="ce1">
            <text:p>Manteau, soldats arrière-plan</text:p>
          </table:table-cell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rtier, Édouard</text:p>
          </table:table-cell>
          <table:table-cell office:value-type="float" office:value="1768" table:style-name="ce1">
            <text:p>1768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Cateau-Cambrésis (Belgique?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énéral d'infanterie, grand-croix légion d'honneur, soldats arrière-plan, débris de canon?</text:p>
          </table:table-cell>
          <table:table-cell office:value-type="string" table:style-name="ce1">
            <text:p>oui, quitte Napoléon début campgan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marque, Jean Maximilien</text:p>
          </table:table-cell>
          <table:table-cell office:value-type="float" office:value="1770" table:style-name="ce1">
            <text:p>1770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Saint-Sever (Lande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nd officier légion d'honneur (sous l'Empire), tient ordre, cavaliers à l'arrière, sur une colline, gros machin à l'arrière(?)</text:p>
          </table:table-cell>
          <table:table-cell office:value-type="string" table:style-name="ce1">
            <text:p>non, vendé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sséna, André</text:p>
          </table:table-cell>
          <table:table-cell office:value-type="float" office:value="1758" table:style-name="ce1">
            <text:p>1758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Nice (Var)</text:p>
          </table:table-cell>
          <table:table-cell table:style-name="ce1"/>
          <table:table-cell office:value-type="string" table:style-name="ce1">
            <text:p>Essling? Explosion à l'arrière-plan/feu sur la droite, grand croix légion d'honneur, infanterie à l'arrière/drapeau, débris de canon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mbronne, Pierre</text:p>
          </table:table-cell>
          <table:table-cell office:value-type="float" office:value="1770" table:style-name="ce1">
            <text:p>1770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Nantes (Loire inférieure)</text:p>
          </table:table-cell>
          <table:table-cell office:value-type="string" table:style-name="ce1">
            <text:p>Waterloo?</text:p>
          </table:table-cell>
          <table:table-cell office:value-type="string" table:style-name="ce1">
            <text:p>pas de chapeau, grand officier légion d'honneur, herbe/blé, 2 cadavres/charrette renversée, confrontation arrière-plan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une, Guillaume</text:p>
          </table:table-cell>
          <table:table-cell office:value-type="float" office:value="1763" table:style-name="ce1">
            <text:p>176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assassiné après l'abdication par royalistes</text:p>
          </table:table-cell>
          <table:table-cell office:value-type="string" table:style-name="ce1">
            <text:p>Brive-la-Gaillarde (Corrèze)</text:p>
          </table:table-cell>
          <table:table-cell office:value-type="string" table:style-name="ce1">
            <text:p>siège de stralsund?</text:p>
          </table:table-cell>
          <table:table-cell office:value-type="string" table:style-name="ce1">
            <text:p>Carte sur la droite, arbre, gros machins sur la gauche, préparation d'un siège?</text:p>
          </table:table-cell>
          <table:table-cell office:value-type="string" table:style-name="ce1">
            <text:p>non, se rattache à l'Empreu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umesnil, Pierre</text:p>
          </table:table-cell>
          <table:table-cell office:value-type="float" office:value="1776" table:style-name="ce1">
            <text:p>1776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lieutenant-général de cavalerie</text:p>
          </table:table-cell>
          <table:table-cell table:style-name="ce1"/>
          <table:table-cell office:value-type="string" table:style-name="ce1">
            <text:p>Périgueux (Dordogne)</text:p>
          </table:table-cell>
          <table:table-cell office:value-type="string" table:style-name="ce1">
            <text:p>Défense fort de Vincennes<text:s/></text:p>
          </table:table-cell>
          <table:table-cell office:value-type="string" table:style-name="ce1">
            <text:p>Jambe de bois depuis Wagram, officier légion d'honneur, canon, cloture (partie surlevée?), fort de Vincennes à l'arrière (ne ressemble pas au fort de Vincennes)</text:p>
          </table:table-cell>
          <table:table-cell office:value-type="string" table:style-name="ce1">
            <text:p>non, défend Vincenn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unot, Jean Andoche</text:p>
          </table:table-cell>
          <table:table-cell office:value-type="float" office:value="1771" table:style-name="ce1">
            <text:p>1771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défenestration (problèmes mentaux…)</text:p>
          </table:table-cell>
          <table:table-cell office:value-type="string" table:style-name="ce1">
            <text:p>Bussy-le-Grand (Côte d'or) 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Tonneau, carte, soldats bougent un canon à l'arrière-plan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rthier, Louis-Alexandre</text:p>
          </table:table-cell>
          <table:table-cell office:value-type="float" office:value="1753" table:style-name="ce1">
            <text:p>175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chef d'état major de Napoléon, minstre de la guerre</text:p>
          </table:table-cell>
          <table:table-cell office:value-type="string" table:style-name="ce1">
            <text:p>suicide (avant les cent jours)</text:p>
          </table:table-cell>
          <table:table-cell office:value-type="string" table:style-name="ce1">
            <text:p>Versailles (Seine et Oise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Deux cadavres, soldats à l'arrière-plan (qui flottent), tient le baton de maréchal, grand croix légion d'honneur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ceau, François Séverin</text:p>
          </table:table-cell>
          <table:table-cell office:value-type="float" office:value="1769" table:style-name="ce1">
            <text:p>1769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pendant les guerres révolutionnaires, à Altenkirchen, armée sambre et meuse</text:p>
          </table:table-cell>
          <table:table-cell office:value-type="string" table:style-name="ce1">
            <text:p>Chartres (Seure et Loir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Uniforme de hussard, armée en rang à l'arrière-plan, surveillée par deux cavaliers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salle, Antoine Charles Louis de</text:p>
          </table:table-cell>
          <table:table-cell office:value-type="float" office:value="1775" table:style-name="ce1">
            <text:p>1775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Wagram</text:p>
          </table:table-cell>
          <table:table-cell office:value-type="string" table:style-name="ce1">
            <text:p>Metz (Moiselle)</text:p>
          </table:table-cell>
          <table:table-cell office:value-type="string" table:style-name="ce1">
            <text:p>Stettin (1806)</text:p>
          </table:table-cell>
          <table:table-cell office:value-type="string" table:style-name="ce1">
            <text:p>Sabre, ordre de capitulation, uniforme de hussard, forteresse de Stettin à l'arrière-plan (ne ressemble pas à la forteresse?), régiment de hussard (iconographie empruntée à Gros )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che, Lazare</text:p>
          </table:table-cell>
          <table:table-cell office:value-type="float" office:value="1768" table:style-name="ce1">
            <text:p>1768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guerres révolutionnaires (tuberculose*), armée sambre et meuse</text:p>
          </table:table-cell>
          <table:table-cell office:value-type="string" table:style-name="ce1">
            <text:p>Versailles (Seine et Oise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abre, uniforme de général révolutionnaire, rocher, canon et soldats, cloture.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saix, Louis Charles Antoine</text:p>
          </table:table-cell>
          <table:table-cell office:value-type="float" office:value="1768" table:style-name="ce1">
            <text:p>1768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Marengo</text:p>
          </table:table-cell>
          <table:table-cell office:value-type="string" table:style-name="ce1">
            <text:p>Ayat-sur-Sioule (Puy de Dôme)</text:p>
          </table:table-cell>
          <table:table-cell office:value-type="string" table:style-name="ce1">
            <text:p>Égypte</text:p>
          </table:table-cell>
          <table:table-cell office:value-type="string" table:style-name="ce1">
            <text:p>Bataille des pyramides (son fait d'armes), uniforme général révolution, cheval sans cavalier, deux palmiers, une pyramide, des chapeaux de soldats (ombragés)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niatowski, Joseph-Antoine</text:p>
          </table:table-cell>
          <table:table-cell office:value-type="float" office:value="1763" table:style-name="ce1">
            <text:p>1763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Leipzig</text:p>
          </table:table-cell>
          <table:table-cell office:value-type="string" table:style-name="ce1">
            <text:p>Maréchal étranger (prince polonai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nd uniforme (princier): chapeau**, grand croix légion d'honneur, distinctions pas très visibles, cavalier à gauche.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febvre, François-Joseph</text:p>
          </table:table-cell>
          <table:table-cell office:value-type="float" office:value="1755" table:style-name="ce1">
            <text:p>1755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Rouffach (Haut-Rhin)</text:p>
          </table:table-cell>
          <table:table-cell office:value-type="string" table:style-name="ce1">
            <text:p>Russie?/Pologne 1807?</text:p>
          </table:table-cell>
          <table:table-cell office:value-type="string" table:style-name="ce1">
            <text:p>Manteau, uniforme d'hiver, assis/appuyé sur canon, grand croix légion d'honneur,<text:s/></text:p>
          </table:table-cell>
          <table:table-cell office:value-type="string" table:style-name="ce1">
            <text:p>non, mais ne combat pa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léber, Jean-Baptiste</text:p>
          </table:table-cell>
          <table:table-cell office:value-type="float" office:value="1753" table:style-name="ce1">
            <text:p>1753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assassiné au Caire (commandait l'armée d'Égypte depuis le départ de Napoléon)</text:p>
          </table:table-cell>
          <table:table-cell office:value-type="string" table:style-name="ce1">
            <text:p>Strasbourg (Grand duché de Bade)</text:p>
          </table:table-cell>
          <table:table-cell office:value-type="string" table:style-name="ce1">
            <text:p>Égypte</text:p>
          </table:table-cell>
          <table:table-cell office:value-type="string" table:style-name="ce1">
            <text:p>Uniforme général révolution, 2 palmiers, tentes, soldats en rang, 2 pyramides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gereau, Pierre</text:p>
          </table:table-cell>
          <table:table-cell office:value-type="float" office:value="1757" table:style-name="ce1">
            <text:p>1757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Paris</text:p>
          </table:table-cell>
          <table:table-cell office:value-type="string" table:style-name="ce1">
            <text:p>Arcole (première campagne d'Italie)</text:p>
          </table:table-cell>
          <table:table-cell office:value-type="string" table:style-name="ce1">
            <text:p>Uniforme général de révolution, ponts, soldats et étendard, iconogrpahie empruntée à Charles Thénevin (1798, Versailles), elle-même à Gros (Bonaparte au pont d'Arcole)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rahis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ult, Jean de Dieu</text:p>
          </table:table-cell>
          <table:table-cell office:value-type="float" office:value="1769" table:style-name="ce1">
            <text:p>1769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Saint-Amans-la-Bastide (Tarn)</text:p>
          </table:table-cell>
          <table:table-cell office:value-type="string" table:style-name="ce1">
            <text:p>non, Waterlo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udinot, Nicolas Charles</text:p>
          </table:table-cell>
          <table:table-cell office:value-type="float" office:value="1767" table:style-name="ce1">
            <text:p>1767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Bar-le-Duc (Meuse)</text:p>
          </table:table-cell>
          <table:table-cell office:value-type="string" table:style-name="ce1">
            <text:p>oui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essières, Jean-Baptiste</text:p>
          </table:table-cell>
          <table:table-cell office:value-type="float" office:value="1768" table:style-name="ce1">
            <text:p>1768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Weißenfels (cmapgane de Saxe)</text:p>
          </table:table-cell>
          <table:table-cell office:value-type="string" table:style-name="ce1">
            <text:p>Prayssac (Lot)</text:p>
          </table:table-cell>
          <table:table-cell office:value-type="string" table:style-name="ce1">
            <text:p>non, mor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vout, Louis Nicolas</text:p>
          </table:table-cell>
          <table:table-cell office:value-type="float" office:value="1770" table:style-name="ce1">
            <text:p>1770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Annoux (Yonne)</text:p>
          </table:table-cell>
          <table:table-cell office:value-type="string" table:style-name="ce1">
            <text:p>non, Waterloo (nouveau ministre de la guerre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uchet, Louis-Gabriel</text:p>
          </table:table-cell>
          <table:table-cell office:value-type="float" office:value="1770" table:style-name="ce1">
            <text:p>1770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Lyon (Rhône)</text:p>
          </table:table-cell>
          <table:table-cell office:value-type="string" table:style-name="ce1">
            <text:p>n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urat, Joachim</text:p>
          </table:table-cell>
          <table:table-cell office:value-type="float" office:value="1767" table:style-name="ce1">
            <text:p>1767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beau-frère de Napoléon, roi de Naples</text:p>
          </table:table-cell>
          <table:table-cell office:value-type="string" table:style-name="ce1">
            <text:p>Exécuté, insurrection de Naples</text:p>
          </table:table-cell>
          <table:table-cell office:value-type="string" table:style-name="ce1">
            <text:p>Labastide-Fortunière (Lot)</text:p>
          </table:table-cell>
          <table:table-cell office:value-type="string" table:style-name="ce1">
            <text:p>oui, quitte l'armée après Leipzi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int-Hilaire</text:p>
          </table:table-cell>
          <table:table-cell office:value-type="float" office:value="1766" table:style-name="ce1">
            <text:p>1766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'Essling</text:p>
          </table:table-cell>
          <table:table-cell office:value-type="string" table:style-name="ce1">
            <text:p>Ribemont (Aisne)</text:p>
          </table:table-cell>
          <table:table-cell office:value-type="string" table:style-name="ce1">
            <text:p>non, mor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ourdan</text:p>
          </table:table-cell>
          <table:table-cell office:value-type="float" office:value="1762" table:style-name="ce1">
            <text:p>1762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Limoges (Haute Vienne)</text:p>
          </table:table-cell>
          <table:table-cell office:value-type="string" table:style-name="ce1">
            <text:p>n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nadotte</text:p>
          </table:table-cell>
          <table:table-cell office:value-type="float" office:value="1763" table:style-name="ce1">
            <text:p>1763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maréchal, roi de Suède</text:p>
          </table:table-cell>
          <table:table-cell table:style-name="ce1"/>
          <table:table-cell office:value-type="string" table:style-name="ce1">
            <text:p>Pau (Basses Pyrénées)</text:p>
          </table:table-cell>
          <table:table-cell office:value-type="string" table:style-name="ce1">
            <text:p>oui, devient roi de suède</text:p>
          </table:table-cell>
          <table:table-cell table:number-columns-repeated="16377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" svg:font-family="Time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2</meta:generator>
    <meta:initial-creator>Lena Krause</meta:initial-creator>
    <dc:creator>Microsoft Office User</dc:creator>
    <meta:creation-date>2021-05-28T17:28:55Z</meta:creation-date>
    <dc:date>2021-09-21T18:51:17Z</dc:date>
    <meta:editing-cycles>1</meta:editing-cycles>
    <meta:editing-duration>PT904S</meta:editing-duration>
  </office:meta>
</office:document-meta>
</file>